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8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Bitstream Vera Sans" fo:font-weight="bold" style:font-name-asian="Bitstream Vera Sans1" style:font-name-complex="Bitstream Vera Sans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>
            <text:p>boutique_categories</text:p>
          </table:table-cell>
          <table:table-cell table:number-columns-repeated="24"/>
        </table:table-row>
        <table:table-row table:style-name="ro1">
          <table:table-cell office:value-type="string">
            <text:p>id_categorie</text:p>
          </table:table-cell>
          <table:table-cell office:value-type="string">
            <text:p>titre</text:p>
          </table:table-cell>
          <table:table-cell office:value-type="string">
            <text:p>descriptif</text:p>
          </table:table-cell>
          <table:table-cell office:value-type="string">
            <text:p>logo</text:p>
          </table:table-cell>
          <table:table-cell office:value-type="string">
            <text:p>id_parent</text:p>
          </table:table-cell>
          <table:table-cell office:value-type="string">
            <text:p>id_mot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boutique_produits</text:p>
          </table:table-cell>
          <table:table-cell table:number-columns-repeated="24"/>
        </table:table-row>
        <table:table-row table:style-name="ro1"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soustitre</text:p>
          </table:table-cell>
          <table:table-cell office:value-type="string">
            <text:p>descriptif</text:p>
          </table:table-cell>
          <table:table-cell office:value-type="string">
            <text:p>url_site</text:p>
          </table:table-cell>
          <table:table-cell office:value-type="string">
            <text:p>nom_site</text:p>
          </table:table-cell>
          <table:table-cell office:value-type="string">
            <text:p>token</text:p>
          </table:table-cell>
          <table:table-cell office:value-type="string">
            <text:p>id_categorie</text:p>
          </table:table-cell>
          <table:table-cell office:value-type="string">
            <text:p>id_mot</text:p>
          </table:table-cell>
          <table:table-cell office:value-type="string">
            <text:p>id_paren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prix</text:p>
          </table:table-cell>
          <table:table-cell office:value-type="string">
            <text:p>promotion</text:p>
          </table:table-cell>
          <table:table-cell office:value-type="string">
            <text:p>votes_1</text:p>
          </table:table-cell>
          <table:table-cell office:value-type="string">
            <text:p>votes_2</text:p>
          </table:table-cell>
          <table:table-cell office:value-type="string">
            <text:p>votes_3</text:p>
          </table:table-cell>
          <table:table-cell office:value-type="string">
            <text:p>votes_4</text:p>
          </table:table-cell>
          <table:table-cell office:value-type="string">
            <text:p>votes_5</text:p>
          </table:table-cell>
          <table:table-cell office:value-type="string">
            <text:p>votes_6</text:p>
          </table:table-cell>
          <table:table-cell office:value-type="string">
            <text:p>votes_7</text:p>
          </table:table-cell>
          <table:table-cell office:value-type="string">
            <text:p>votes_8</text:p>
          </table:table-cell>
          <table:table-cell office:value-type="string">
            <text:p>votes_9</text:p>
          </table:table-cell>
          <table:table-cell office:value-type="string">
            <text:p>votes_0</text:p>
          </table:table-cell>
          <table:table-cell office:value-type="string">
            <text:p>etat</text:p>
          </table:table-cell>
        </table:table-row>
        <table:table-row table:style-name="ro1">
          <table:table-cell table:style-name="ce1" office:value-type="string">
            <text:p>boutique_cadis</text:p>
          </table:table-cell>
          <table:table-cell table:number-columns-repeated="24"/>
        </table:table-row>
        <table:table-row table:style-name="ro1">
          <table:table-cell office:value-type="string">
            <text:p>id_cadi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id_client</text:p>
          </table:table-cell>
          <table:table-cell office:value-type="string">
            <text:p>id_cookie</text:p>
          </table:table-cell>
          <table:table-cell office:value-type="string">
            <text:p>id_produit</text:p>
          </table:table-cell>
          <table:table-cell office:value-type="string">
            <text:p>quantitee</text:p>
          </table:table-cell>
          <table:table-cell office:value-type="string">
            <text:p>token_client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boutique_clients</text:p>
          </table:table-cell>
          <table:table-cell table:number-columns-repeated="24"/>
        </table:table-row>
        <table:table-row table:style-name="ro1">
          <table:table-cell office:value-type="string">
            <text:p>id_client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adress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gsm</text:p>
          </table:table-cell>
          <table:table-cell office:value-type="string">
            <text:p>num_tva</text:p>
          </table:table-cell>
          <table:table-cell office:value-type="string">
            <text:p>date_modif</text:p>
          </table:table-cell>
          <table:table-cell office:value-type="string">
            <text:p>date</text:p>
          </table:table-cell>
          <table:table-cell office:value-type="string">
            <text:p>token_client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boutique_forums</text:p>
          </table:table-cell>
          <table:table-cell table:number-columns-repeated="24"/>
        </table:table-row>
        <table:table-row table:style-name="ro1">
          <table:table-cell office:value-type="string">
            <text:p>id_forum</text:p>
          </table:table-cell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message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nom</text:p>
          </table:table-cell>
          <table:table-cell office:value-type="string">
            <text:p>email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boutique_auteurs_produits</text:p>
          </table:table-cell>
          <table:table-cell table:number-columns-repeated="24"/>
        </table:table-row>
        <table:table-row table:style-name="ro1">
          <table:table-cell office:value-type="string">
            <text:p>id_produit</text:p>
          </table:table-cell>
          <table:table-cell office:value-type="string">
            <text:p>id_auteur</text:p>
          </table:table-cell>
          <table:table-cell table:number-columns-repeated="23"/>
        </table:table-row>
        <table:table-row table:style-name="ro1">
          <table:table-cell table:style-name="ce1" office:value-type="string">
            <text:p>boutique_admins_categories</text:p>
          </table:table-cell>
          <table:table-cell table:number-columns-repeated="24"/>
        </table:table-row>
        <table:table-row table:style-name="ro1">
          <table:table-cell office:value-type="string">
            <text:p>id_categorie</text:p>
          </table:table-cell>
          <table:table-cell office:value-type="string">
            <text:p>id_auteur</text:p>
          </table:table-cell>
          <table:table-cell table:number-columns-repeated="23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fr" fo:country="BE" style:font-name-asian="Bitstream Vera Sans1" style:language-asian="fr" style:country-asian="FR" style:font-name-complex="Bitstream Vera Sans1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5">15/03/2007</text:date>, <text:time>18:5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5T14:51:35</meta:creation-date>
    <dc:date>2007-03-15T18:55:38</dc:date>
    <dc:language>fr-BE</dc:language>
    <meta:editing-cycles>6</meta:editing-cycles>
    <meta:editing-duration>PT3H58M36S</meta:editing-duration>
    <meta:user-defined meta:name="Info 1"/>
    <meta:user-defined meta:name="Info 2"/>
    <meta:user-defined meta:name="Info 3"/>
    <meta:user-defined meta:name="Info 4"/>
    <meta:document-statistic meta:table-count="3" meta:cell-count="74"/>
  </office:meta>
</office:document-meta>
</file>